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f88d" officeooo:paragraph-rsid="0006f88d"/>
    </style:style>
    <style:style style:name="T1" style:family="text">
      <style:text-properties officeooo:rsid="00072b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ancesca.carmagnola@engim<text:span text:style-name="T1">torino</text:span>.i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6T12:26:01.258937266</meta:creation-date>
    <dc:date>2023-01-16T12:27:15.665821650</dc:date>
    <meta:editing-duration>PT1M1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35" meta:non-whitespace-character-count="35"/>
  </office:meta>
</office:document-meta>
</file>